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1CC5B4335A1319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  <style:paragraph-properties style:writing-mode="lr-tb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12.768cm" fo:min-width="6.89cm" fo:padding-top="0.017cm" fo:padding-bottom="0.017cm" fo:padding-left="0.017cm" fo:padding-right="0.017cm"/>
    </style:style>
    <style:style style:name="gr4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6cm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8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1cm" fo:min-width="0.804cm"/>
      <style:paragraph-properties style:writing-mode="lr-tb"/>
    </style:style>
    <style:style style:name="gr8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5cm" fo:min-width="0.081cm" fo:padding-top="0.017cm" fo:padding-bottom="0.017cm" fo:padding-left="0.017cm" fo:padding-right="0.017cm"/>
    </style:style>
    <style:style style:name="gr9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7cm" fo:min-width="0.081cm" fo:padding-top="0.017cm" fo:padding-bottom="0.017cm" fo:padding-left="0.017cm" fo:padding-right="0.017cm"/>
    </style:style>
    <style:style style:name="gr10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91cm" fo:padding-top="0.135cm" fo:padding-bottom="0.135cm" fo:padding-left="0.26cm" fo:padding-right="0.26cm"/>
    </style:style>
    <style:style style:name="gr1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3cm" fo:min-width="0.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8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9cm" fo:min-width="0.081cm" fo:padding-top="0.017cm" fo:padding-bottom="0.017cm" fo:padding-left="0.017cm" fo:padding-right="0.017cm"/>
    </style:style>
    <style:style style:name="gr14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89cm" fo:padding-top="0.135cm" fo:padding-bottom="0.135cm" fo:padding-left="0.26cm" fo:padding-right="0.26cm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68cm" fo:min-width="0.8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6cm" fo:min-width="0.804cm"/>
      <style:paragraph-properties style:writing-mode="lr-tb"/>
    </style:style>
    <style:style style:name="gr1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5.769cm" fo:min-width="13.999cm" fo:padding-top="0.017cm" fo:padding-bottom="0.017cm" fo:padding-left="0.017cm" fo:padding-right="0.017cm"/>
    </style:style>
    <style:style style:name="gr18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4cm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1.08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0.77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9cm"/>
      <style:paragraph-properties style:writing-mode="lr-tb"/>
    </style:style>
    <style:style style:name="gr31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5cm" fo:min-width="0.08cm" fo:padding-top="0.017cm" fo:padding-bottom="0.017cm" fo:padding-left="0.017cm" fo:padding-right="0.017cm"/>
    </style:style>
    <style:style style:name="gr32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7cm" fo:min-width="0.08cm" fo:padding-top="0.017cm" fo:padding-bottom="0.017cm" fo:padding-left="0.017cm" fo:padding-right="0.017cm"/>
    </style:style>
    <style:style style:name="gr33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9cm" fo:padding-top="0.135cm" fo:padding-bottom="0.135cm" fo:padding-left="0.26cm" fo:padding-right="0.26cm"/>
    </style:style>
    <style:style style:name="gr3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5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2cm" fo:min-width="0.75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7.777cm" fo:min-width="13.905cm" fo:padding-top="0.017cm" fo:padding-bottom="0.017cm" fo:padding-left="0.017cm" fo:padding-right="0.017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1.0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0.96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137cm" fo:min-width="0.96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137cm" fo:min-width="0.963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137cm" fo:min-width="0.96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137cm" fo:min-width="0.963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137cm" fo:min-width="0.963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1.137cm" fo:min-width="0.963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7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7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2cm" fo:min-width="0.76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69cm" fo:min-width="0.75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5cm" fo:padding-top="0.135cm" fo:padding-bottom="0.135cm" fo:padding-left="0.26cm" fo:padding-right="0.26cm"/>
    </style:style>
    <style:style style:name="gr51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9cm" fo:min-width="0.08cm" fo:padding-top="0.017cm" fo:padding-bottom="0.017cm" fo:padding-left="0.017cm" fo:padding-right="0.017cm"/>
    </style:style>
    <style:style style:name="gr5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76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7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4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8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5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0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9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0.60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0.54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0.6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0.5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69cm" fo:min-width="0.96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3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69cm" fo:min-width="0.60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8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1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6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ahnschrift SemiBold1" fo:font-size="12.1000003814697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Bahnschrift SemiBold1" fo:font-size="20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bitmap" draw:fill-image-name="Dotted_20_Grid" style:repeat="repeat"/>
      <style:paragraph-properties fo:text-align="center"/>
    </style:style>
    <style:style style:name="P7" style:family="paragraph">
      <loext:graphic-properties draw:fill="solid" draw:fill-color="#eeeee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style:font-name="Liberation Serif" fo:font-size="8.10000038146973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eeeeee"/>
      <style:paragraph-properties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2pt" fo:font-style="normal" fo:text-shadow="none" style:text-underline-style="none" fo:font-weight="bold" style:letter-kerning="true" style:font-name-asian="微软雅黑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6pt" fo:font-style="normal" fo:text-shadow="none" style:text-underline-style="none" fo:font-weight="bold" style:letter-kerning="true" style:font-name-asian="微软雅黑" style:font-size-asian="6pt" style:font-style-asian="normal" style:font-weight-asian="bold" style:font-name-complex="Lucida Sans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Bahnschrift" fo:font-size="20pt" fo:font-weight="bold" style:font-size-asian="26pt" style:font-weight-asian="bold" style:font-size-complex="26pt" style:font-weight-complex="bold"/>
    </style:style>
    <style:style style:name="T5" style:family="text">
      <style:text-properties style:font-name="Bahnschrift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ca1517" loext:opacity="100%" style:font-name="FranklinGothicDemi" fo:font-size="8pt" style:font-size-asian="8pt" style:font-name-complex="FranklinGothicDemi" style:font-size-complex="8pt" style:text-scale="7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1.945cm" svg:x="15.8cm" svg:y="-0.021cm">
          <draw:text-box>
            <text:p text:style-name="P1"><text:span text:style-name="T1">CTX VIA-C DCS Version 1 </text:span></text:p>
            <text:p text:style-name="P1"><text:span text:style-name="T2"/></text:p>
            <text:p text:style-name="P1"><text:span text:style-name="T3">BY Hongwei</text:span></text:p>
            <text:p><text:span text:style-name="T3"><text:s text:c="98"/></text:span></text:p>
          </draw:text-box>
        </draw:frame>
        <draw:frame draw:style-name="gr2" draw:text-style-name="P4" draw:layer="layout" svg:width="5.558cm" svg:height="1.165cm" svg:x="15.692cm" svg:y="1.25cm">
          <draw:text-box>
            <text:p text:style-name="P3"><text:span text:style-name="T4"><text:s text:c="6"/></text:span><text:span text:style-name="T4">Profile V1.0</text:span></text:p>
          </draw:text-box>
        </draw:frame>
        <draw:custom-shape draw:style-name="gr3" draw:text-style-name="P5" draw:layer="layout" svg:width="7.25cm" svg:height="13.128cm" svg:x="7.5cm" svg:y="16.577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2cm" svg:height="3.017cm" svg:x="11.34cm" svg:y="18.1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8.597cm" svg:y="24.219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8.601cm" svg:y="24.387cm">
          <draw:text-box>
            <text:p text:style-name="P8"><text:span text:style-name="T5">4</text:span></text:p>
          </draw:text-box>
        </draw:frame>
        <draw:path draw:style-name="gr5" draw:text-style-name="P7" draw:layer="layout" svg:width="1.371cm" svg:height="1.371cm" svg:x="8.597cm" svg:y="25.786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304cm" svg:height="1.081cm" svg:x="8.601cm" svg:y="25.955cm">
          <draw:text-box>
            <text:p text:style-name="P8"><text:span text:style-name="T5">7</text:span></text:p>
          </draw:text-box>
        </draw:frame>
        <draw:path draw:style-name="gr5" draw:text-style-name="P7" draw:layer="layout" svg:width="1.371cm" svg:height="1.371cm" svg:x="8.597cm" svg:y="27.354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8.601cm" svg:y="27.522cm">
          <draw:text-box>
            <text:p text:style-name="P8"><text:span text:style-name="T5">CLR</text:span></text:p>
          </draw:text-box>
        </draw:frame>
        <draw:path draw:style-name="gr5" draw:text-style-name="P7" draw:layer="layout" svg:width="1.371cm" svg:height="1.371cm" svg:x="10.478cm" svg:y="24.219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0.482cm" svg:y="24.387cm">
          <draw:text-box>
            <text:p text:style-name="P8"><text:span text:style-name="T5">5</text:span></text:p>
          </draw:text-box>
        </draw:frame>
        <draw:path draw:style-name="gr5" draw:text-style-name="P7" draw:layer="layout" svg:width="1.371cm" svg:height="1.371cm" svg:x="10.478cm" svg:y="25.786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304cm" svg:height="1.081cm" svg:x="10.482cm" svg:y="25.955cm">
          <draw:text-box>
            <text:p text:style-name="P8"><text:span text:style-name="T5">8</text:span></text:p>
          </draw:text-box>
        </draw:frame>
        <draw:path draw:style-name="gr5" draw:text-style-name="P7" draw:layer="layout" svg:width="1.371cm" svg:height="1.371cm" svg:x="10.478cm" svg:y="27.354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0.482cm" svg:y="27.522cm">
          <draw:text-box>
            <text:p text:style-name="P8"><text:span text:style-name="T5">0</text:span></text:p>
          </draw:text-box>
        </draw:frame>
        <draw:path draw:style-name="gr5" draw:text-style-name="P7" draw:layer="layout" svg:width="1.371cm" svg:height="1.371cm" svg:x="12.359cm" svg:y="24.219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2.363cm" svg:y="24.387cm">
          <draw:text-box>
            <text:p text:style-name="P8"><text:span text:style-name="T5">6</text:span></text:p>
          </draw:text-box>
        </draw:frame>
        <draw:path draw:style-name="gr5" draw:text-style-name="P7" draw:layer="layout" svg:width="1.371cm" svg:height="1.371cm" svg:x="12.359cm" svg:y="25.786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304cm" svg:height="1.081cm" svg:x="12.363cm" svg:y="25.955cm">
          <draw:text-box>
            <text:p text:style-name="P8"><text:span text:style-name="T5">9</text:span></text:p>
          </draw:text-box>
        </draw:frame>
        <draw:path draw:style-name="gr5" draw:text-style-name="P7" draw:layer="layout" svg:width="1.371cm" svg:height="1.371cm" svg:x="12.359cm" svg:y="27.354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2.363cm" svg:y="27.522cm">
          <draw:text-box>
            <text:p text:style-name="P8"><text:span text:style-name="T5">ENT</text:span></text:p>
          </draw:text-box>
        </draw:frame>
        <draw:custom-shape draw:style-name="gr8" draw:text-style-name="P10" draw:layer="layout" svg:width="0.233cm" svg:height="0.477cm" draw:transform="rotate (1.5707963267949) translate (8.518cm 18.854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233cm" svg:height="0.475cm" draw:transform="rotate (-1.5707963267949) translate (10.39cm 18.616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7.931cm" svg:y="17.79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8.911cm" svg:y="17.79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9.891cm" svg:y="17.792cm" svg:viewBox="0 0 980 705" svg:d="M980 106c0-58-30-106-68-106h-844c-37 0-68 48-68 106v494c0 58 31 105 68 105h844c38 0 68-47 68-105z">
          <text:p/>
        </draw:path>
        <draw:custom-shape draw:style-name="gr10" draw:text-style-name="P6" draw:layer="layout" svg:width="1.569cm" svg:height="1.568cm" svg:x="8.597cm" svg:y="20.066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7.892cm" svg:y="20.535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8.872cm" svg:y="20.535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9.851cm" svg:y="20.535cm" svg:viewBox="0 0 980 705" svg:d="M980 106c0-58-30-106-68-106h-844c-37 0-68 48-68 106v494c0 58 31 105 68 105h844c38 0 68-47 68-105z">
          <text:p/>
        </draw:path>
        <draw:frame draw:style-name="gr11" draw:text-style-name="P12" draw:layer="layout" svg:width="0.84cm" svg:height="0.473cm" svg:x="9.165cm" svg:y="18.495cm">
          <draw:text-box>
            <text:p text:style-name="P11"><text:span text:style-name="T6">PRESS</text:span></text:p>
          </draw:text-box>
        </draw:frame>
        <draw:custom-shape draw:style-name="gr9" draw:text-style-name="P10" draw:layer="layout" svg:width="0.233cm" svg:height="0.475cm" draw:transform="rotate (1.5707963267949) translate (8.48cm 21.596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233cm" svg:height="0.474cm" draw:transform="rotate (-1.5707963267949) translate (10.35cm 21.358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2" draw:layer="layout" svg:width="0.84cm" svg:height="0.47cm" svg:x="9.126cm" svg:y="21.24cm">
          <draw:text-box>
            <text:p text:style-name="P11"><text:span text:style-name="T6">PRESS</text:span></text:p>
          </draw:text-box>
        </draw:frame>
        <draw:custom-shape draw:style-name="gr9" draw:text-style-name="P10" draw:layer="layout" svg:width="0.233cm" svg:height="0.475cm" draw:transform="rotate (1.5707963267949) translate (11.967cm 20.304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0.233cm" svg:height="0.476cm" draw:transform="rotate (-1.5707963267949) translate (13.839cm 20.066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38cm" svg:y="19.24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359cm" svg:y="19.24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339cm" svg:y="19.242cm" svg:viewBox="0 0 980 705" svg:d="M980 106c0-58-30-106-68-106h-844c-37 0-68 48-68 106v494c0 58 31 105 68 105h844c38 0 68-47 68-105z">
          <text:p/>
        </draw:path>
        <draw:frame draw:style-name="gr11" draw:text-style-name="P12" draw:layer="layout" svg:width="0.84cm" svg:height="0.473cm" svg:x="12.614cm" svg:y="19.945cm">
          <draw:text-box>
            <text:p text:style-name="P11"><text:span text:style-name="T6">PRESS</text:span></text:p>
          </draw:text-box>
        </draw:frame>
        <draw:custom-shape draw:style-name="gr14" draw:text-style-name="P6" draw:layer="layout" svg:width="1.567cm" svg:height="1.568cm" svg:x="8.636cm" svg:y="17.321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0" draw:layer="layout" svg:width="0.233cm" svg:height="0.477cm" draw:transform="rotate (1.5707963267949) translate (8.518cm 18.84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233cm" svg:height="0.475cm" draw:transform="rotate (-1.5707963267949) translate (10.39cm 18.604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7.931cm" svg:y="17.78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8.911cm" svg:y="17.78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9.891cm" svg:y="17.782cm" svg:viewBox="0 0 980 705" svg:d="M980 106c0-58-30-106-68-106h-844c-37 0-68 48-68 106v494c0 58 31 105 68 105h844c38 0 68-47 68-105z">
          <text:p/>
        </draw:path>
        <draw:frame draw:style-name="gr15" draw:text-style-name="P12" draw:layer="layout" svg:width="0.84cm" svg:height="0.468cm" svg:x="9.165cm" svg:y="18.488cm">
          <draw:text-box>
            <text:p text:style-name="P11"><text:span text:style-name="T6">PRESS</text:span></text:p>
          </draw:text-box>
        </draw:frame>
        <draw:path draw:style-name="gr5" draw:text-style-name="P7" draw:layer="layout" svg:width="1.371cm" svg:height="1.371cm" svg:x="8.597cm" svg:y="22.651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304cm" svg:height="1.086cm" svg:x="8.601cm" svg:y="22.816cm">
          <draw:text-box>
            <text:p text:style-name="P8"><text:span text:style-name="T5">1</text:span></text:p>
          </draw:text-box>
        </draw:frame>
        <draw:path draw:style-name="gr5" draw:text-style-name="P7" draw:layer="layout" svg:width="1.371cm" svg:height="1.371cm" svg:x="10.478cm" svg:y="22.651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304cm" svg:height="1.086cm" svg:x="10.482cm" svg:y="22.816cm">
          <draw:text-box>
            <text:p text:style-name="P8"><text:span text:style-name="T5">2</text:span></text:p>
          </draw:text-box>
        </draw:frame>
        <draw:path draw:style-name="gr5" draw:text-style-name="P7" draw:layer="layout" svg:width="1.371cm" svg:height="1.371cm" svg:x="12.359cm" svg:y="22.651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304cm" svg:height="1.086cm" svg:x="12.363cm" svg:y="22.816cm">
          <draw:text-box>
            <text:p text:style-name="P8"><text:span text:style-name="T5">3</text:span></text:p>
          </draw:text-box>
        </draw:frame>
        <draw:custom-shape draw:style-name="gr17" draw:text-style-name="P5" draw:layer="layout" svg:width="14.305cm" svg:height="6.075cm" svg:x="2.445cm" svg:y="1.75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018cm" svg:height="3.017cm" svg:x="11.616cm" svg:y="4.53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3.268cm" svg:y="2.534cm" svg:viewBox="0 0 1372 1372" svg:d="M1372 205c0-112-42-205-94-205h-1183c-52 0-95 93-95 205v962c0 113 43 205 95 205h1183c52 0 94-92 94-205z">
          <text:p/>
        </draw:path>
        <draw:frame draw:style-name="gr19" draw:text-style-name="P9" draw:layer="layout" svg:width="1.276cm" svg:height="1.082cm" svg:x="3.285cm" svg:y="2.702cm">
          <draw:text-box>
            <text:p text:style-name="P8"><text:span text:style-name="T5">ATC</text:span></text:p>
            <text:p text:style-name="P8"><text:span text:style-name="T5">1</text:span></text:p>
          </draw:text-box>
        </draw:frame>
        <draw:path draw:style-name="gr5" draw:text-style-name="P7" draw:layer="layout" svg:width="1.371cm" svg:height="1.371cm" svg:x="3.268cm" svg:y="4.102cm" svg:viewBox="0 0 1372 1372" svg:d="M1372 205c0-112-42-205-94-205h-1183c-52 0-95 93-95 205v962c0 113 43 205 95 205h1183c52 0 94-92 94-205z">
          <text:p/>
        </draw:path>
        <draw:frame draw:style-name="gr20" draw:text-style-name="P9" draw:layer="layout" svg:width="1.276cm" svg:height="1.083cm" svg:x="3.285cm" svg:y="4.268cm">
          <draw:text-box>
            <text:p text:style-name="P13"><text:span text:style-name="T5">ATC</text:span></text:p>
            <text:p text:style-name="P13"><text:span text:style-name="T5">4</text:span></text:p>
          </draw:text-box>
        </draw:frame>
        <draw:path draw:style-name="gr5" draw:text-style-name="P7" draw:layer="layout" svg:width="1.371cm" svg:height="1.371cm" svg:x="3.268cm" svg:y="5.669cm" svg:viewBox="0 0 1372 1372" svg:d="M1372 205c0-112-42-205-94-205h-1183c-52 0-95 93-95 205v962c0 113 43 205 95 205h1183c52 0 94-92 94-205z">
          <text:p/>
        </draw:path>
        <draw:frame draw:style-name="gr21" draw:text-style-name="P9" draw:layer="layout" svg:width="1.276cm" svg:height="1.084cm" svg:x="3.285cm" svg:y="5.835cm">
          <draw:text-box>
            <text:p text:style-name="P13"><text:span text:style-name="T5">ATC</text:span></text:p>
            <text:p text:style-name="P13"><text:span text:style-name="T5">7</text:span></text:p>
          </draw:text-box>
        </draw:frame>
        <draw:path draw:style-name="gr5" draw:text-style-name="P7" draw:layer="layout" svg:width="1.371cm" svg:height="1.371cm" svg:x="4.836cm" svg:y="2.534cm" svg:viewBox="0 0 1372 1372" svg:d="M1372 205c0-112-42-205-94-205h-1183c-52 0-95 93-95 205v962c0 113 43 205 95 205h1183c52 0 94-92 94-205z">
          <text:p/>
        </draw:path>
        <draw:frame draw:style-name="gr22" draw:text-style-name="P9" draw:layer="layout" svg:width="1.277cm" svg:height="1.082cm" svg:x="4.851cm" svg:y="2.702cm">
          <draw:text-box>
            <text:p text:style-name="P8"><text:span text:style-name="T5">ATC</text:span></text:p>
            <text:p text:style-name="P8"><text:span text:style-name="T5">2</text:span></text:p>
          </draw:text-box>
        </draw:frame>
        <draw:path draw:style-name="gr5" draw:text-style-name="P7" draw:layer="layout" svg:width="1.371cm" svg:height="1.371cm" svg:x="4.836cm" svg:y="4.102cm" svg:viewBox="0 0 1372 1372" svg:d="M1372 205c0-112-42-205-94-205h-1183c-52 0-95 93-95 205v962c0 113 43 205 95 205h1183c52 0 94-92 94-205z">
          <text:p/>
        </draw:path>
        <draw:frame draw:style-name="gr23" draw:text-style-name="P9" draw:layer="layout" svg:width="1.277cm" svg:height="1.083cm" svg:x="4.851cm" svg:y="4.268cm">
          <draw:text-box>
            <text:p text:style-name="P13"><text:span text:style-name="T5">ATC</text:span></text:p>
            <text:p text:style-name="P13"><text:span text:style-name="T5">5</text:span></text:p>
          </draw:text-box>
        </draw:frame>
        <draw:path draw:style-name="gr5" draw:text-style-name="P7" draw:layer="layout" svg:width="1.371cm" svg:height="1.371cm" svg:x="4.836cm" svg:y="5.669cm" svg:viewBox="0 0 1372 1372" svg:d="M1372 205c0-112-42-205-94-205h-1183c-52 0-95 93-95 205v962c0 113 43 205 95 205h1183c52 0 94-92 94-205z">
          <text:p/>
        </draw:path>
        <draw:frame draw:style-name="gr24" draw:text-style-name="P9" draw:layer="layout" svg:width="1.277cm" svg:height="1.084cm" svg:x="4.851cm" svg:y="5.835cm">
          <draw:text-box>
            <text:p text:style-name="P13"><text:span text:style-name="T5">ATC</text:span></text:p>
            <text:p text:style-name="P13"><text:span text:style-name="T5">8</text:span></text:p>
          </draw:text-box>
        </draw:frame>
        <draw:path draw:style-name="gr5" draw:text-style-name="P7" draw:layer="layout" svg:width="1.371cm" svg:height="1.371cm" svg:x="6.403cm" svg:y="2.534cm" svg:viewBox="0 0 1372 1372" svg:d="M1372 205c0-112-42-205-94-205h-1183c-52 0-95 93-95 205v962c0 113 43 205 95 205h1183c52 0 94-92 94-205z">
          <text:p/>
        </draw:path>
        <draw:frame draw:style-name="gr25" draw:text-style-name="P9" draw:layer="layout" svg:width="1.278cm" svg:height="1.082cm" svg:x="6.418cm" svg:y="2.702cm">
          <draw:text-box>
            <text:p text:style-name="P8"><text:span text:style-name="T5">ATC</text:span></text:p>
            <text:p text:style-name="P8"><text:span text:style-name="T5">3</text:span></text:p>
          </draw:text-box>
        </draw:frame>
        <draw:path draw:style-name="gr5" draw:text-style-name="P7" draw:layer="layout" svg:width="1.371cm" svg:height="1.371cm" svg:x="6.403cm" svg:y="4.102cm" svg:viewBox="0 0 1372 1372" svg:d="M1372 205c0-112-42-205-94-205h-1183c-52 0-95 93-95 205v962c0 113 43 205 95 205h1183c52 0 94-92 94-205z">
          <text:p/>
        </draw:path>
        <draw:frame draw:style-name="gr26" draw:text-style-name="P9" draw:layer="layout" svg:width="1.278cm" svg:height="1.083cm" svg:x="6.418cm" svg:y="4.268cm">
          <draw:text-box>
            <text:p text:style-name="P13"><text:span text:style-name="T5">ATC</text:span></text:p>
            <text:p text:style-name="P13"><text:span text:style-name="T5">6</text:span></text:p>
          </draw:text-box>
        </draw:frame>
        <draw:path draw:style-name="gr5" draw:text-style-name="P7" draw:layer="layout" svg:width="1.371cm" svg:height="1.371cm" svg:x="6.403cm" svg:y="5.669cm" svg:viewBox="0 0 1372 1372" svg:d="M1372 205c0-112-42-205-94-205h-1183c-52 0-95 93-95 205v962c0 113 43 205 95 205h1183c52 0 94-92 94-205z">
          <text:p/>
        </draw:path>
        <draw:frame draw:style-name="gr27" draw:text-style-name="P9" draw:layer="layout" svg:width="1.278cm" svg:height="1.084cm" svg:x="6.418cm" svg:y="5.835cm">
          <draw:text-box>
            <text:p text:style-name="P13"><text:span text:style-name="T5">ATC</text:span></text:p>
            <text:p text:style-name="P13"><text:span text:style-name="T5">9</text:span></text:p>
          </draw:text-box>
        </draw:frame>
        <draw:path draw:style-name="gr5" draw:text-style-name="P7" draw:layer="layout" svg:width="1.371cm" svg:height="1.371cm" svg:x="7.971cm" svg:y="2.534cm" svg:viewBox="0 0 1372 1372" svg:d="M1372 205c0-112-42-205-94-205h-1183c-52 0-95 93-95 205v962c0 113 43 205 95 205h1183c52 0 94-92 94-205z">
          <text:p/>
        </draw:path>
        <draw:frame draw:style-name="gr28" draw:text-style-name="P9" draw:layer="layout" svg:width="1.582cm" svg:height="1.082cm" svg:x="7.835cm" svg:y="2.702cm">
          <draw:text-box>
            <text:p text:style-name="P13"><text:span text:style-name="T5">ATC ENT</text:span></text:p>
          </draw:text-box>
        </draw:frame>
        <draw:path draw:style-name="gr5" draw:text-style-name="P14" draw:layer="layout" svg:width="1.371cm" svg:height="1.371cm" svg:x="7.971cm" svg:y="4.102cm" svg:viewBox="0 0 1372 1372" svg:d="M1372 205c0-112-42-205-94-205h-1183c-52 0-95 93-95 205v962c0 113 43 205 95 205h1183c52 0 94-92 94-205z">
          <text:p/>
        </draw:path>
        <draw:frame draw:style-name="gr29" draw:text-style-name="P9" draw:layer="layout" svg:width="1.279cm" svg:height="1.103cm" svg:x="7.986cm" svg:y="4.258cm">
          <draw:text-box>
            <text:p text:style-name="P8"><text:span text:style-name="T5">ATC</text:span></text:p>
            <text:p text:style-name="P8"><text:span text:style-name="T5">Read</text:span></text:p>
            <text:p text:style-name="P8"><text:span text:style-name="T5">Back</text:span></text:p>
          </draw:text-box>
        </draw:frame>
        <draw:path draw:style-name="gr5" draw:text-style-name="P7" draw:layer="layout" svg:width="1.371cm" svg:height="1.371cm" svg:x="7.971cm" svg:y="5.669cm" svg:viewBox="0 0 1372 1372" svg:d="M1372 205c0-112-42-205-94-205h-1183c-52 0-95 93-95 205v962c0 113 43 205 95 205h1183c52 0 94-92 94-205z">
          <text:p/>
        </draw:path>
        <draw:frame draw:style-name="gr30" draw:text-style-name="P9" draw:layer="layout" svg:width="1.279cm" svg:height="1.084cm" svg:x="7.986cm" svg:y="5.835cm">
          <draw:text-box>
            <text:p text:style-name="P13"><text:span text:style-name="T5">ATC</text:span></text:p>
            <text:p text:style-name="P13"><text:span text:style-name="T5">0</text:span></text:p>
          </draw:text-box>
        </draw:frame>
        <draw:custom-shape draw:style-name="gr31" draw:text-style-name="P10" draw:layer="layout" svg:width="0.232cm" svg:height="0.477cm" draw:transform="rotate (1.5707963267949) translate (10.479cm 3.59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2cm" svg:height="0.475cm" draw:transform="rotate (-1.5707963267949) translate (12.35cm 3.36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2.534cm" svg:viewBox="0 0 980 705" svg:d="M980 106c0-58-30-106-68-106h-844c-37 0-68 48-68 106v494c0 58 31 105 68 105h844c38 0 68-47 68-105z">
          <text:p/>
        </draw:path>
        <draw:custom-shape draw:style-name="gr33" draw:text-style-name="P6" draw:layer="layout" svg:width="1.568cm" svg:height="1.568cm" svg:x="13.929cm" svg:y="2.06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3.223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4.203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183cm" svg:y="2.534cm" svg:viewBox="0 0 980 705" svg:d="M980 106c0-58-30-106-68-106h-844c-37 0-68 48-68 106v494c0 58 31 105 68 105h844c38 0 68-47 68-105z">
          <text:p/>
        </draw:path>
        <draw:frame draw:style-name="gr34" draw:text-style-name="P12" draw:layer="layout" svg:width="0.758cm" svg:height="0.471cm" svg:x="11.128cm" svg:y="3.239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2cm" svg:height="0.475cm" draw:transform="rotate (1.5707963267949) translate (13.811cm 3.59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2cm" svg:height="0.473cm" draw:transform="rotate (-1.5707963267949) translate (15.68cm 3.36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12" draw:layer="layout" svg:width="0.76cm" svg:height="0.471cm" svg:x="14.458cm" svg:y="3.239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4cm" svg:height="0.475cm" draw:transform="rotate (1.5707963267949) translate (12.244cm 6.73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4cm" draw:transform="rotate (-1.5707963267949) translate (14.113cm 6.497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655cm" svg:y="5.669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635cm" svg:y="5.669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615cm" svg:y="5.669cm" svg:viewBox="0 0 980 705" svg:d="M980 106c0-58-30-106-68-106h-844c-37 0-68 48-68 106v494c0 58 31 105 68 105h844c38 0 68-47 68-105z">
          <text:p/>
        </draw:path>
        <draw:frame draw:style-name="gr36" draw:text-style-name="P12" draw:layer="layout" svg:width="0.759cm" svg:height="0.472cm" svg:x="12.89cm" svg:y="6.374cm">
          <draw:text-box>
            <text:p text:style-name="P11"><text:span text:style-name="T6">PRESS</text:span></text:p>
          </draw:text-box>
        </draw:frame>
        <draw:custom-shape draw:style-name="gr33" draw:text-style-name="P6" draw:layer="layout" svg:width="1.568cm" svg:height="1.568cm" svg:x="10.597cm" svg:y="2.06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10" draw:layer="layout" svg:width="0.234cm" svg:height="0.477cm" draw:transform="rotate (1.5707963267949) translate (10.479cm 3.586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5cm" draw:transform="rotate (-1.5707963267949) translate (12.35cm 3.352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2.5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2.5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2.524cm" svg:viewBox="0 0 980 705" svg:d="M980 106c0-58-30-106-68-106h-844c-37 0-68 48-68 106v494c0 58 31 105 68 105h844c38 0 68-47 68-105z">
          <text:p/>
        </draw:path>
        <draw:frame draw:style-name="gr34" draw:text-style-name="P12" draw:layer="layout" svg:width="0.758cm" svg:height="0.471cm" svg:x="11.128cm" svg:y="3.229cm">
          <draw:text-box>
            <text:p text:style-name="P11"><text:span text:style-name="T6">PRESS</text:span></text:p>
          </draw:text-box>
        </draw:frame>
        <draw:custom-shape draw:style-name="gr37" draw:text-style-name="P5" draw:layer="layout" svg:width="14.305cm" svg:height="8.177cm" svg:x="2.445cm" svg:y="7.8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016cm" svg:height="3.017cm" svg:x="11.61cm" svg:y="9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3.268cm" svg:y="8.61cm" svg:viewBox="0 0 1372 1372" svg:d="M1372 205c0-112-42-205-94-205h-1183c-52 0-95 93-95 205v962c0 113 43 205 95 205h1183c52 0 94-92 94-205z">
          <text:p/>
        </draw:path>
        <draw:frame draw:style-name="gr38" draw:text-style-name="P15" draw:layer="layout" svg:width="1.558cm" svg:height="1.103cm" svg:x="3.192cm" svg:y="8.768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1</text:span></text:p>
          </draw:text-box>
        </draw:frame>
        <draw:path draw:style-name="gr5" draw:text-style-name="P7" draw:layer="layout" svg:width="1.371cm" svg:height="1.371cm" svg:x="3.268cm" svg:y="10.178cm" svg:viewBox="0 0 1372 1372" svg:d="M1372 205c0-112-42-205-94-205h-1183c-52 0-95 93-95 205v962c0 113 43 205 95 205h1183c52 0 94-92 94-205z">
          <text:p/>
        </draw:path>
        <draw:frame draw:style-name="gr39" draw:text-style-name="P9" draw:layer="layout" svg:width="1.463cm" svg:height="1.103cm" svg:x="3.192cm" svg:y="10.335cm">
          <draw:text-box>
            <text:p text:style-name="P8"><text:span text:style-name="T5">Cabin</text:span></text:p>
            <text:p text:style-name="P8"><text:span text:style-name="T5">Announ</text:span></text:p>
            <text:p text:style-name="P8"><text:span text:style-name="T5">5</text:span></text:p>
          </draw:text-box>
        </draw:frame>
        <draw:path draw:style-name="gr5" draw:text-style-name="P7" draw:layer="layout" svg:width="1.371cm" svg:height="1.371cm" svg:x="3.268cm" svg:y="11.746cm" svg:viewBox="0 0 1372 1372" svg:d="M1372 205c0-112-42-205-94-205h-1183c-52 0-95 93-95 205v962c0 113 43 205 95 205h1183c52 0 94-92 94-205z">
          <text:p/>
        </draw:path>
        <draw:frame draw:style-name="gr40" draw:text-style-name="P15" draw:layer="layout" svg:width="1.463cm" svg:height="1.387cm" svg:x="3.206cm" svg:y="11.761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9</text:span></text:p>
          </draw:text-box>
        </draw:frame>
        <draw:path draw:style-name="gr5" draw:text-style-name="P7" draw:layer="layout" svg:width="1.371cm" svg:height="1.371cm" svg:x="4.836cm" svg:y="8.61cm" svg:viewBox="0 0 1372 1372" svg:d="M1372 205c0-112-42-205-94-205h-1183c-52 0-95 93-95 205v962c0 113 43 205 95 205h1183c52 0 94-92 94-205z">
          <text:p/>
        </draw:path>
        <draw:frame draw:style-name="gr39" draw:text-style-name="P9" draw:layer="layout" svg:width="1.463cm" svg:height="1.103cm" svg:x="4.758cm" svg:y="8.768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2</text:span></text:p>
          </draw:text-box>
        </draw:frame>
        <draw:path draw:style-name="gr5" draw:text-style-name="P7" draw:layer="layout" svg:width="1.371cm" svg:height="1.371cm" svg:x="4.836cm" svg:y="10.178cm" svg:viewBox="0 0 1372 1372" svg:d="M1372 205c0-112-42-205-94-205h-1183c-52 0-95 93-95 205v962c0 113 43 205 95 205h1183c52 0 94-92 94-205z">
          <text:p/>
        </draw:path>
        <draw:frame draw:style-name="gr39" draw:text-style-name="P9" draw:layer="layout" svg:width="1.463cm" svg:height="1.103cm" svg:x="4.758cm" svg:y="10.335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6</text:span></text:p>
          </draw:text-box>
        </draw:frame>
        <draw:path draw:style-name="gr5" draw:text-style-name="P7" draw:layer="layout" svg:width="1.371cm" svg:height="1.371cm" svg:x="4.836cm" svg:y="11.746cm" svg:viewBox="0 0 1372 1372" svg:d="M1372 205c0-112-42-205-94-205h-1183c-52 0-95 93-95 205v962c0 113 43 205 95 205h1183c52 0 94-92 94-205z">
          <text:p/>
        </draw:path>
        <draw:frame draw:style-name="gr39" draw:text-style-name="P9" draw:layer="layout" svg:width="1.463cm" svg:height="1.103cm" svg:x="4.758cm" svg:y="11.903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10</text:span></text:p>
          </draw:text-box>
        </draw:frame>
        <draw:path draw:style-name="gr5" draw:text-style-name="P7" draw:layer="layout" svg:width="1.371cm" svg:height="1.371cm" svg:x="6.403cm" svg:y="8.61cm" svg:viewBox="0 0 1372 1372" svg:d="M1372 205c0-112-42-205-94-205h-1183c-52 0-95 93-95 205v962c0 113 43 205 95 205h1183c52 0 94-92 94-205z">
          <text:p/>
        </draw:path>
        <draw:frame draw:style-name="gr39" draw:text-style-name="P9" draw:layer="layout" svg:width="1.463cm" svg:height="1.103cm" svg:x="6.326cm" svg:y="8.768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3</text:span></text:p>
          </draw:text-box>
        </draw:frame>
        <draw:path draw:style-name="gr5" draw:text-style-name="P7" draw:layer="layout" svg:width="1.371cm" svg:height="1.371cm" svg:x="6.403cm" svg:y="10.178cm" svg:viewBox="0 0 1372 1372" svg:d="M1372 205c0-112-42-205-94-205h-1183c-52 0-95 93-95 205v962c0 113 43 205 95 205h1183c52 0 94-92 94-205z">
          <text:p/>
        </draw:path>
        <draw:frame draw:style-name="gr41" draw:text-style-name="P15" draw:layer="layout" svg:width="1.463cm" svg:height="1.387cm" svg:x="6.353cm" svg:y="10.193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7</text:span></text:p>
          </draw:text-box>
        </draw:frame>
        <draw:path draw:style-name="gr5" draw:text-style-name="P7" draw:layer="layout" svg:width="1.371cm" svg:height="1.371cm" svg:x="6.403cm" svg:y="11.746cm" svg:viewBox="0 0 1372 1372" svg:d="M1372 205c0-112-42-205-94-205h-1183c-52 0-95 93-95 205v962c0 113 43 205 95 205h1183c52 0 94-92 94-205z">
          <text:p/>
        </draw:path>
        <draw:frame draw:style-name="gr42" draw:text-style-name="P15" draw:layer="layout" svg:width="1.463cm" svg:height="1.387cm" svg:x="6.353cm" svg:y="11.761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11</text:span></text:p>
          </draw:text-box>
        </draw:frame>
        <draw:path draw:style-name="gr5" draw:text-style-name="P7" draw:layer="layout" svg:width="1.371cm" svg:height="1.371cm" svg:x="7.971cm" svg:y="8.61cm" svg:viewBox="0 0 1372 1372" svg:d="M1372 205c0-112-42-205-94-205h-1183c-52 0-95 93-95 205v962c0 113 43 205 95 205h1183c52 0 94-92 94-205z">
          <text:p/>
        </draw:path>
        <draw:frame draw:style-name="gr43" draw:text-style-name="P15" draw:layer="layout" svg:width="1.463cm" svg:height="1.387cm" svg:x="7.887cm" svg:y="8.626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4</text:span></text:p>
          </draw:text-box>
        </draw:frame>
        <draw:path draw:style-name="gr5" draw:text-style-name="P7" draw:layer="layout" svg:width="1.371cm" svg:height="1.371cm" svg:x="7.971cm" svg:y="10.178cm" svg:viewBox="0 0 1372 1372" svg:d="M1372 205c0-112-42-205-94-205h-1183c-52 0-95 93-95 205v962c0 113 43 205 95 205h1183c52 0 94-92 94-205z">
          <text:p/>
        </draw:path>
        <draw:frame draw:style-name="gr44" draw:text-style-name="P15" draw:layer="layout" svg:width="1.463cm" svg:height="1.387cm" svg:x="7.887cm" svg:y="10.193cm">
          <draw:text-box>
            <text:p text:style-name="P13"><text:span text:style-name="T5">Cabin</text:span></text:p>
            <text:p text:style-name="P13"><text:span text:style-name="T5">Announ</text:span></text:p>
            <text:p text:style-name="P13"><text:span text:style-name="T5">8</text:span></text:p>
          </draw:text-box>
        </draw:frame>
        <draw:path draw:style-name="gr5" draw:text-style-name="P7" draw:layer="layout" svg:width="1.371cm" svg:height="1.371cm" svg:x="7.971cm" svg:y="11.746cm" svg:viewBox="0 0 1372 1372" svg:d="M1372 205c0-112-42-205-94-205h-1183c-52 0-95 93-95 205v962c0 113 43 205 95 205h1183c52 0 94-92 94-205z">
          <text:p/>
        </draw:path>
        <draw:frame draw:style-name="gr45" draw:text-style-name="P15" draw:layer="layout" svg:width="1.463cm" svg:height="1.387cm" svg:x="7.887cm" svg:y="11.761cm">
          <draw:text-box>
            <text:p text:style-name="P13"><text:span text:style-name="T5">TrackIR</text:span></text:p>
            <text:p text:style-name="P13"><text:span text:style-name="T5">Center</text:span></text:p>
            <text:p text:style-name="P13"><text:span text:style-name="T5">F12</text:span></text:p>
          </draw:text-box>
        </draw:frame>
        <draw:custom-shape draw:style-name="gr31" draw:text-style-name="P10" draw:layer="layout" svg:width="0.234cm" svg:height="0.477cm" draw:transform="rotate (1.5707963267949) translate (10.479cm 9.67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5cm" draw:transform="rotate (-1.5707963267949) translate (12.35cm 9.438cm)">
          <text:p/>
          <draw:enhanced-geometry svg:viewBox="0 0 21600 21600" draw:mirror-vertical="true" draw:mirror-horizont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8.61cm" svg:viewBox="0 0 980 705" svg:d="M980 106c0-58-30-106-68-106h-844c-37 0-68 48-68 106v494c0 58 31 105 68 105h844c38 0 68-47 68-105z">
          <text:p/>
        </draw:path>
        <draw:custom-shape draw:style-name="gr33" draw:text-style-name="P6" draw:layer="layout" svg:width="1.568cm" svg:height="1.568cm" svg:x="13.929cm" svg:y="8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3.223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4.203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183cm" svg:y="8.61cm" svg:viewBox="0 0 980 705" svg:d="M980 106c0-58-30-106-68-106h-844c-37 0-68 48-68 106v494c0 58 31 105 68 105h844c38 0 68-47 68-105z">
          <text:p/>
        </draw:path>
        <draw:frame draw:style-name="gr46" draw:text-style-name="P12" draw:layer="layout" svg:width="0.758cm" svg:height="0.47cm" svg:x="11.128cm" svg:y="9.316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4cm" svg:height="0.475cm" draw:transform="rotate (1.5707963267949) translate (13.811cm 9.67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3cm" draw:transform="rotate (-1.5707963267949) translate (15.68cm 9.438cm)">
          <text:p/>
          <draw:enhanced-geometry svg:viewBox="0 0 21600 21600" draw:mirror-vertical="true" draw:mirror-horizont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2" draw:layer="layout" svg:width="0.76cm" svg:height="0.47cm" svg:x="14.458cm" svg:y="9.316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4cm" svg:height="0.475cm" draw:transform="rotate (1.5707963267949) translate (12.236cm 11.913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4cm" draw:transform="rotate (-1.5707963267949) translate (14.105cm 11.679cm)">
          <text:p/>
          <draw:enhanced-geometry svg:viewBox="0 0 21600 21600" draw:mirror-vertical="true" draw:mirror-horizont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648cm" svg:y="10.85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628cm" svg:y="10.85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608cm" svg:y="10.851cm" svg:viewBox="0 0 980 705" svg:d="M980 106c0-58-30-106-68-106h-844c-37 0-68 48-68 106v494c0 58 31 105 68 105h844c38 0 68-47 68-105z">
          <text:p/>
        </draw:path>
        <draw:frame draw:style-name="gr48" draw:text-style-name="P12" draw:layer="layout" svg:width="0.761cm" svg:height="0.472cm" svg:x="12.882cm" svg:y="11.556cm">
          <draw:text-box>
            <text:p text:style-name="P11"><text:span text:style-name="T6">PRESS</text:span></text:p>
          </draw:text-box>
        </draw:frame>
        <draw:custom-shape draw:style-name="gr33" draw:text-style-name="P6" draw:layer="layout" svg:width="1.568cm" svg:height="1.568cm" svg:x="10.597cm" svg:y="8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10" draw:layer="layout" svg:width="0.232cm" svg:height="0.477cm" draw:transform="rotate (1.5707963267949) translate (10.479cm 9.66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2cm" svg:height="0.475cm" draw:transform="rotate (-1.5707963267949) translate (12.35cm 9.429cm)">
          <text:p/>
          <draw:enhanced-geometry svg:viewBox="0 0 21600 21600" draw:mirror-vertical="true" draw:mirror-horizont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8.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8.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8.6cm" svg:viewBox="0 0 980 705" svg:d="M980 106c0-58-30-106-68-106h-844c-37 0-68 48-68 106v494c0 58 31 105 68 105h844c38 0 68-47 68-105z">
          <text:p/>
        </draw:path>
        <draw:frame draw:style-name="gr49" draw:text-style-name="P12" draw:layer="layout" svg:width="0.758cm" svg:height="0.469cm" svg:x="11.128cm" svg:y="9.306cm">
          <draw:text-box>
            <text:p text:style-name="P11"><text:span text:style-name="T6">PRESS</text:span></text:p>
          </draw:text-box>
        </draw:frame>
        <draw:custom-shape draw:style-name="gr50" draw:text-style-name="P6" draw:layer="layout" svg:width="3.017cm" svg:height="3.017cm" svg:x="11.63cm" svg:y="12.9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0" draw:layer="layout" svg:width="0.234cm" svg:height="0.475cm" draw:transform="rotate (1.5707963267949) translate (12.256cm 15.164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10" draw:layer="layout" svg:width="0.234cm" svg:height="0.476cm" draw:transform="rotate (-1.5707963267949) translate (14.127cm 14.93cm)">
          <text:p/>
          <draw:enhanced-geometry svg:viewBox="0 0 21600 21600" draw:mirror-vertical="true" draw:mirror-horizont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668cm" svg:y="14.103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648cm" svg:y="14.103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628cm" svg:y="14.103cm" svg:viewBox="0 0 980 705" svg:d="M980 106c0-58-30-106-68-106h-844c-37 0-68 48-68 106v494c0 58 31 105 68 105h844c38 0 68-47 68-105z">
          <text:p/>
        </draw:path>
        <draw:frame draw:style-name="gr52" draw:text-style-name="P12" draw:layer="layout" svg:width="0.761cm" svg:height="0.47cm" svg:x="12.902cm" svg:y="14.809cm">
          <draw:text-box>
            <text:p text:style-name="P11"><text:span text:style-name="T6">PRESS</text:span></text:p>
          </draw:text-box>
        </draw:frame>
        <draw:frame draw:style-name="gr53" draw:text-style-name="P9" draw:layer="layout" svg:width="1.171cm" svg:height="0.702cm" svg:x="9.801cm" svg:y="2.544cm">
          <draw:text-box>
            <text:p text:style-name="P8"><text:span text:style-name="T5">SPD-</text:span></text:p>
          </draw:text-box>
        </draw:frame>
        <draw:frame draw:style-name="gr54" draw:text-style-name="P9" draw:layer="layout" svg:width="1.043cm" svg:height="0.702cm" svg:x="10.8cm" svg:y="2.544cm">
          <draw:text-box>
            <text:p text:style-name="P8"><text:span text:style-name="T5">SPD</text:span></text:p>
          </draw:text-box>
        </draw:frame>
        <draw:frame draw:style-name="gr55" draw:text-style-name="P9" draw:layer="layout" svg:width="1.184cm" svg:height="0.702cm" svg:x="11.759cm" svg:y="2.544cm">
          <draw:text-box>
            <text:p text:style-name="P8"><text:span text:style-name="T5">SPD+</text:span></text:p>
          </draw:text-box>
        </draw:frame>
        <draw:frame draw:style-name="gr56" draw:text-style-name="P9" draw:layer="layout" svg:width="1.057cm" svg:height="0.702cm" svg:x="14.158cm" svg:y="2.544cm">
          <draw:text-box>
            <text:p text:style-name="P8"><text:span text:style-name="T5">HDG</text:span></text:p>
          </draw:text-box>
        </draw:frame>
        <draw:frame draw:style-name="gr57" draw:text-style-name="P9" draw:layer="layout" svg:width="1.205cm" svg:height="0.702cm" svg:x="15.113cm" svg:y="2.544cm">
          <draw:text-box>
            <text:p text:style-name="P8"><text:span text:style-name="T5">HDG+</text:span></text:p>
          </draw:text-box>
        </draw:frame>
        <draw:frame draw:style-name="gr58" draw:text-style-name="P9" draw:layer="layout" svg:width="1.192cm" svg:height="0.702cm" svg:x="13.065cm" svg:y="2.544cm">
          <draw:text-box>
            <text:p text:style-name="P8"><text:span text:style-name="T5">HDG-</text:span></text:p>
          </draw:text-box>
        </draw:frame>
        <draw:frame draw:style-name="gr54" draw:text-style-name="P9" draw:layer="layout" svg:width="1.043cm" svg:height="0.702cm" svg:x="12.579cm" svg:y="5.628cm">
          <draw:text-box>
            <text:p text:style-name="P8"><text:span text:style-name="T5">N/A</text:span></text:p>
          </draw:text-box>
        </draw:frame>
        <draw:frame draw:style-name="gr54" draw:text-style-name="P9" draw:layer="layout" svg:width="1.043cm" svg:height="0.702cm" svg:x="11.552cm" svg:y="5.628cm">
          <draw:text-box>
            <text:p text:style-name="P8"><text:span text:style-name="T5">N/A</text:span></text:p>
          </draw:text-box>
        </draw:frame>
        <draw:frame draw:style-name="gr54" draw:text-style-name="P9" draw:layer="layout" svg:width="1.043cm" svg:height="0.702cm" svg:x="13.608cm" svg:y="5.628cm">
          <draw:text-box>
            <text:p text:style-name="P8"><text:span text:style-name="T5">N/A</text:span></text:p>
          </draw:text-box>
        </draw:frame>
        <draw:frame draw:style-name="gr59" draw:text-style-name="P9" draw:layer="layout" svg:width="1.107cm" svg:height="0.7cm" svg:x="9.833cm" svg:y="8.62cm">
          <draw:text-box>
            <text:p text:style-name="P8"><text:span text:style-name="T5">ALT-</text:span></text:p>
          </draw:text-box>
        </draw:frame>
        <draw:frame draw:style-name="gr60" draw:text-style-name="P9" draw:layer="layout" svg:width="1.043cm" svg:height="0.7cm" svg:x="10.8cm" svg:y="8.62cm">
          <draw:text-box>
            <text:p text:style-name="P8"><text:span text:style-name="T5">ALT</text:span></text:p>
          </draw:text-box>
        </draw:frame>
        <draw:frame draw:style-name="gr61" draw:text-style-name="P9" draw:layer="layout" svg:width="1.12cm" svg:height="0.7cm" svg:x="11.791cm" svg:y="8.62cm">
          <draw:text-box>
            <text:p text:style-name="P8"><text:span text:style-name="T5">ALT+</text:span></text:p>
          </draw:text-box>
        </draw:frame>
        <draw:frame draw:style-name="gr62" draw:text-style-name="P9" draw:layer="layout" svg:width="1.045cm" svg:height="0.7cm" svg:x="13.138cm" svg:y="8.62cm">
          <draw:text-box>
            <text:p text:style-name="P8"><text:span text:style-name="T5">VS-</text:span></text:p>
          </draw:text-box>
        </draw:frame>
        <draw:frame draw:style-name="gr62" draw:text-style-name="P9" draw:layer="layout" svg:width="1.045cm" svg:height="0.7cm" svg:x="14.166cm" svg:y="8.62cm">
          <draw:text-box>
            <text:p text:style-name="P8"><text:span text:style-name="T5">VS</text:span></text:p>
          </draw:text-box>
        </draw:frame>
        <draw:frame draw:style-name="gr62" draw:text-style-name="P9" draw:layer="layout" svg:width="1.045cm" svg:height="0.7cm" svg:x="15.195cm" svg:y="8.62cm">
          <draw:text-box>
            <text:p text:style-name="P8"><text:span text:style-name="T5">VS+</text:span></text:p>
          </draw:text-box>
        </draw:frame>
        <draw:frame draw:style-name="gr63" draw:text-style-name="P9" draw:layer="layout" svg:width="1.463cm" svg:height="0.819cm" svg:x="12.372cm" svg:y="10.804cm">
          <draw:text-box>
            <text:p text:style-name="P8"><text:span text:style-name="T5">Cabin</text:span></text:p>
            <text:p text:style-name="P8"><text:span text:style-name="T5">Announ</text:span></text:p>
          </draw:text-box>
        </draw:frame>
        <draw:frame draw:style-name="gr54" draw:text-style-name="P9" draw:layer="layout" svg:width="1.043cm" svg:height="0.702cm" svg:x="11.553cm" svg:y="10.862cm">
          <draw:text-box>
            <text:p text:style-name="P8"><text:span text:style-name="T5">Vol-</text:span></text:p>
          </draw:text-box>
        </draw:frame>
        <draw:frame draw:style-name="gr54" draw:text-style-name="P9" draw:layer="layout" svg:width="1.043cm" svg:height="0.702cm" svg:x="13.61cm" svg:y="10.862cm">
          <draw:text-box>
            <text:p text:style-name="P8"><text:span text:style-name="T5">Vol+</text:span></text:p>
          </draw:text-box>
        </draw:frame>
        <draw:frame draw:style-name="gr54" draw:text-style-name="P9" draw:layer="layout" svg:width="1.043cm" svg:height="0.702cm" svg:x="13.611cm" svg:y="14.134cm">
          <draw:text-box>
            <text:p text:style-name="P8"><text:span text:style-name="T5">N/A</text:span></text:p>
          </draw:text-box>
        </draw:frame>
        <draw:frame draw:style-name="gr54" draw:text-style-name="P9" draw:layer="layout" svg:width="1.043cm" svg:height="0.702cm" svg:x="12.584cm" svg:y="14.134cm">
          <draw:text-box>
            <text:p text:style-name="P8"><text:span text:style-name="T5">N/A</text:span></text:p>
          </draw:text-box>
        </draw:frame>
        <draw:frame draw:style-name="gr54" draw:text-style-name="P9" draw:layer="layout" svg:width="1.043cm" svg:height="0.702cm" svg:x="11.557cm" svg:y="14.134cm">
          <draw:text-box>
            <text:p text:style-name="P8"><text:span text:style-name="T5">N/A</text:span></text:p>
          </draw:text-box>
        </draw:frame>
        <draw:frame draw:style-name="gr54" draw:text-style-name="P9" draw:layer="layout" svg:width="1.043cm" svg:height="0.702cm" svg:x="13.312cm" svg:y="19.234cm">
          <draw:text-box>
            <text:p text:style-name="P8"><text:span text:style-name="T5">Vol+</text:span></text:p>
          </draw:text-box>
        </draw:frame>
        <draw:frame draw:style-name="gr64" draw:text-style-name="P9" draw:layer="layout" svg:width="1.137cm" svg:height="0.702cm" svg:x="12.266cm" svg:y="19.234cm">
          <draw:text-box>
            <text:p text:style-name="P8"><text:span text:style-name="T5">Desk</text:span></text:p>
          </draw:text-box>
        </draw:frame>
        <draw:frame draw:style-name="gr54" draw:text-style-name="P9" draw:layer="layout" svg:width="1.043cm" svg:height="0.702cm" svg:x="11.314cm" svg:y="19.234cm">
          <draw:text-box>
            <text:p text:style-name="P8"><text:span text:style-name="T5">Vol-</text:span></text:p>
          </draw:text-box>
        </draw:frame>
        <draw:frame draw:style-name="gr65" draw:text-style-name="P9" draw:layer="layout" svg:width="1.09cm" svg:height="0.702cm" svg:x="9.792cm" svg:y="17.834cm">
          <draw:text-box>
            <text:p text:style-name="P8"><text:span text:style-name="T5">Next</text:span></text:p>
          </draw:text-box>
        </draw:frame>
        <draw:frame draw:style-name="gr66" draw:text-style-name="P9" draw:layer="layout" svg:width="1.107cm" svg:height="0.819cm" svg:x="8.784cm" svg:y="17.776cm">
          <draw:text-box>
            <text:p text:style-name="P8"><text:span text:style-name="T5">Lock</text:span></text:p>
            <text:p text:style-name="P8"><text:span text:style-name="T5">Src.</text:span></text:p>
          </draw:text-box>
        </draw:frame>
        <draw:frame draw:style-name="gr67" draw:text-style-name="P9" draw:layer="layout" svg:width="1.082cm" svg:height="0.702cm" svg:x="7.897cm" svg:y="17.834cm">
          <draw:text-box>
            <text:p text:style-name="P8"><text:span text:style-name="T5">Prev</text:span></text:p>
          </draw:text-box>
        </draw:frame>
        <draw:frame draw:style-name="gr67" draw:text-style-name="P9" draw:layer="layout" svg:width="1.082cm" svg:height="0.702cm" svg:x="7.898cm" svg:y="20.534cm">
          <draw:text-box>
            <text:p text:style-name="P8"><text:span text:style-name="T5">FB&lt;&lt;</text:span></text:p>
          </draw:text-box>
        </draw:frame>
        <draw:frame draw:style-name="gr68" draw:text-style-name="P9" draw:layer="layout" svg:width="1.213cm" svg:height="0.702cm" svg:x="8.733cm" svg:y="20.534cm">
          <draw:text-box>
            <text:p text:style-name="P8"><text:span text:style-name="T5">Sleep</text:span></text:p>
          </draw:text-box>
        </draw:frame>
        <draw:frame draw:style-name="gr69" draw:text-style-name="P9" draw:layer="layout" svg:width="1.065cm" svg:height="0.702cm" svg:x="9.808cm" svg:y="20.534cm">
          <draw:text-box>
            <text:p text:style-name="P8"><text:span text:style-name="T5">FF&gt;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22:54:19.773000000</meta:creation-date>
    <dc:date>2022-03-13T00:48:21.130000000</dc:date>
    <meta:editing-duration>PT28M36S</meta:editing-duration>
    <meta:editing-cycles>25</meta:editing-cycles>
    <meta:generator>LibreOffice/7.3.1.3$Windows_X86_64 LibreOffice_project/a69ca51ded25f3eefd52d7bf9a5fad8c90b87951</meta:generator>
    <meta:document-statistic meta:object-count="195"/>
  </office:meta>
</office:document-meta>
</file>